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8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943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  <style:style style:name="P944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1" text:continue-numbering="true">
        <text:list-item>
          <text:p text:style-name="P1">BR246318538648Z</text:p>
        </text:list-item>
        <text:list-item>
          <text:p text:style-name="P307">BR247485129270A</text:p>
        </text:list-item>
        <text:list-item>
          <text:p text:style-name="P308">BR242385645697H</text:p>
        </text:list-item>
        <text:list-item>
          <text:p text:style-name="P309">BR242572182165Q</text:p>
        </text:list-item>
        <text:list-item>
          <text:p text:style-name="P310">BR248956192254Y</text:p>
        </text:list-item>
        <text:list-item>
          <text:p text:style-name="P311">BR243507943630U</text:p>
        </text:list-item>
        <text:list-item>
          <text:p text:style-name="P312">BR249217116479V</text:p>
        </text:list-item>
        <text:list-item>
          <text:p text:style-name="P313">BR241625832861B</text:p>
        </text:list-item>
        <text:list-item>
          <text:p text:style-name="P314">BR246250715732W</text:p>
        </text:list-item>
        <text:list-item>
          <text:p text:style-name="P315">BR245694609833R</text:p>
        </text:list-item>
        <text:list-item>
          <text:p text:style-name="P316">BR2435228194547</text:p>
        </text:list-item>
        <text:list-item>
          <text:p text:style-name="P317">BR2481419579101</text:p>
        </text:list-item>
        <text:list-item>
          <text:p text:style-name="P318">BR2499218951350</text:p>
        </text:list-item>
        <text:list-item>
          <text:p text:style-name="P319">BR240605808841T</text:p>
        </text:list-item>
        <text:list-item>
          <text:p text:style-name="P320">BR2420975241724</text:p>
        </text:list-item>
        <text:list-item>
          <text:p text:style-name="P321">BR2420975241724</text:p>
        </text:list-item>
        <text:list-item>
          <text:p text:style-name="P322">BR248136295319G</text:p>
        </text:list-item>
        <text:list-item>
          <text:p text:style-name="P323">BR242573719425Y</text:p>
        </text:list-item>
        <text:list-item>
          <text:p text:style-name="P324">BR248439451853I</text:p>
        </text:list-item>
        <text:list-item>
          <text:p text:style-name="P325">BR243267586902H</text:p>
        </text:list-item>
        <text:list-item>
          <text:p text:style-name="P326">BR240442707094H</text:p>
        </text:list-item>
        <text:list-item>
          <text:p text:style-name="P327">BR2425428404234</text:p>
        </text:list-item>
        <text:list-item>
          <text:p text:style-name="P328">BR2403810547981</text:p>
        </text:list-item>
        <text:list-item>
          <text:p text:style-name="P329">BR249776667459O</text:p>
        </text:list-item>
        <text:list-item>
          <text:p text:style-name="P330">BR241402752530H</text:p>
        </text:list-item>
        <text:list-item>
          <text:p text:style-name="P331">BR2417970288971</text:p>
        </text:list-item>
        <text:list-item>
          <text:p text:style-name="P332">BR241973969217Z</text:p>
        </text:list-item>
        <text:list-item>
          <text:p text:style-name="P333">BR242872001874A</text:p>
        </text:list-item>
        <text:list-item>
          <text:p text:style-name="P334">BR242588603522J</text:p>
        </text:list-item>
        <text:list-item>
          <text:p text:style-name="P335">BR249960948094A</text:p>
        </text:list-item>
        <text:list-item>
          <text:p text:style-name="P336">BR2404626959270</text:p>
        </text:list-item>
        <text:list-item>
          <text:p text:style-name="P337">BR242821773536T</text:p>
        </text:list-item>
        <text:list-item>
          <text:p text:style-name="P338">BR2499051914240</text:p>
        </text:list-item>
        <text:list-item>
          <text:p text:style-name="P339">BR242347362732W</text:p>
        </text:list-item>
        <text:list-item>
          <text:p text:style-name="P340">BR249212187674Y</text:p>
        </text:list-item>
        <text:list-item>
          <text:p text:style-name="P341">BR242638344313W</text:p>
        </text:list-item>
        <text:list-item>
          <text:p text:style-name="P342">BR244862690496V</text:p>
        </text:list-item>
        <text:list-item>
          <text:p text:style-name="P343">BR244757795547N</text:p>
        </text:list-item>
        <text:list-item>
          <text:p text:style-name="P344">BR2477062059285</text:p>
        </text:list-item>
        <text:list-item>
          <text:p text:style-name="P345">BR247699936755M</text:p>
        </text:list-item>
        <text:list-item>
          <text:p text:style-name="P346">BR2423129402645</text:p>
        </text:list-item>
        <text:list-item>
          <text:p text:style-name="P347">BR2443297996098</text:p>
        </text:list-item>
        <text:list-item>
          <text:p text:style-name="P348">BR243763749665Y</text:p>
        </text:list-item>
        <text:list-item>
          <text:p text:style-name="P349">BR244575649517W</text:p>
        </text:list-item>
        <text:list-item>
          <text:p text:style-name="P350">BR246903197181N</text:p>
        </text:list-item>
        <text:list-item>
          <text:p text:style-name="P351">BR248857491073A</text:p>
        </text:list-item>
        <text:list-item>
          <text:p text:style-name="P352">BR2440648428433</text:p>
        </text:list-item>
        <text:list-item>
          <text:p text:style-name="P353">BR249718075332U</text:p>
        </text:list-item>
        <text:list-item>
          <text:p text:style-name="P354">BR2479092869481</text:p>
        </text:list-item>
        <text:list-item>
          <text:p text:style-name="P355">BR2459571067871</text:p>
        </text:list-item>
        <text:list-item>
          <text:p text:style-name="P356">BR249641430647Z</text:p>
        </text:list-item>
        <text:list-item>
          <text:p text:style-name="P357">BR240745740721Z</text:p>
        </text:list-item>
        <text:list-item>
          <text:p text:style-name="P358">BR2483785990922</text:p>
        </text:list-item>
        <text:list-item>
          <text:p text:style-name="P359">BR245880826337X</text:p>
        </text:list-item>
        <text:list-item>
          <text:p text:style-name="P360">BR249969989928V</text:p>
        </text:list-item>
        <text:list-item>
          <text:p text:style-name="P361">BR2441365423334</text:p>
        </text:list-item>
        <text:list-item>
          <text:p text:style-name="P362">BR246714402013S</text:p>
        </text:list-item>
        <text:list-item>
          <text:p text:style-name="P363">BR2401498099120</text:p>
        </text:list-item>
        <text:list-item>
          <text:p text:style-name="P364">BR240328971208X</text:p>
        </text:list-item>
        <text:list-item>
          <text:p text:style-name="P365">BR248468264382Z</text:p>
        </text:list-item>
        <text:list-item>
          <text:p text:style-name="P366">BR2447297223217</text:p>
        </text:list-item>
        <text:list-item>
          <text:p text:style-name="P367">BR245296725594R</text:p>
        </text:list-item>
        <text:list-item>
          <text:p text:style-name="P368">BR2439643155210</text:p>
        </text:list-item>
        <text:list-item>
          <text:p text:style-name="P369">BR2466348889604</text:p>
        </text:list-item>
        <text:list-item>
          <text:p text:style-name="P370">BR245659269428T</text:p>
        </text:list-item>
        <text:list-item>
          <text:p text:style-name="P371">BR2474512755216</text:p>
        </text:list-item>
        <text:list-item>
          <text:p text:style-name="P372">BR2430236379073</text:p>
        </text:list-item>
        <text:list-item>
          <text:p text:style-name="P373">BR2443219506038</text:p>
        </text:list-item>
        <text:list-item>
          <text:p text:style-name="P374">BR2436034982997</text:p>
        </text:list-item>
        <text:list-item>
          <text:p text:style-name="P375">BR243242750240S</text:p>
        </text:list-item>
        <text:list-item>
          <text:p text:style-name="P376">BR2413221936496</text:p>
        </text:list-item>
        <text:list-item>
          <text:p text:style-name="P377">BR246207979197K</text:p>
        </text:list-item>
        <text:list-item>
          <text:p text:style-name="P378">BR246201102318F</text:p>
        </text:list-item>
        <text:list-item>
          <text:p text:style-name="P379">BR245405383154K</text:p>
        </text:list-item>
        <text:list-item>
          <text:p text:style-name="P380">BR240092030601T</text:p>
        </text:list-item>
        <text:list-item>
          <text:p text:style-name="P381">BR2464328258565</text:p>
        </text:list-item>
        <text:list-item>
          <text:p text:style-name="P382">BR2431811919088</text:p>
        </text:list-item>
        <text:list-item>
          <text:p text:style-name="P383">BR243410495662A</text:p>
        </text:list-item>
        <text:list-item>
          <text:p text:style-name="P384">BR2423433852228</text:p>
        </text:list-item>
        <text:list-item>
          <text:p text:style-name="P385">BR2487267183301</text:p>
        </text:list-item>
        <text:list-item>
          <text:p text:style-name="P386">BR245707464376D</text:p>
        </text:list-item>
        <text:list-item>
          <text:p text:style-name="P387">BR240869449776J</text:p>
        </text:list-item>
        <text:list-item>
          <text:p text:style-name="P388">BR244979098059G</text:p>
        </text:list-item>
        <text:list-item>
          <text:p text:style-name="P389">BR2485515493422</text:p>
        </text:list-item>
        <text:list-item>
          <text:p text:style-name="P390">BR240375052975J</text:p>
        </text:list-item>
        <text:list-item>
          <text:p text:style-name="P391">BR2417520512598</text:p>
        </text:list-item>
        <text:list-item>
          <text:p text:style-name="P392">BR243437503766U</text:p>
        </text:list-item>
        <text:list-item>
          <text:p text:style-name="P393">BR2480103331735</text:p>
        </text:list-item>
        <text:list-item>
          <text:p text:style-name="P394">BR2478278515299</text:p>
        </text:list-item>
        <text:list-item>
          <text:p text:style-name="P395">BR2455603483270</text:p>
        </text:list-item>
        <text:list-item>
          <text:p text:style-name="P396">BR2484493063762</text:p>
        </text:list-item>
        <text:list-item>
          <text:p text:style-name="P397">BR241448958947L</text:p>
        </text:list-item>
        <text:list-item>
          <text:p text:style-name="P398">BR2499821028865</text:p>
        </text:list-item>
        <text:list-item>
          <text:p text:style-name="P399">BR244247952516F</text:p>
        </text:list-item>
        <text:list-item>
          <text:p text:style-name="P400">BR243208222380X</text:p>
        </text:list-item>
        <text:list-item>
          <text:p text:style-name="P401">BR2499181686523</text:p>
        </text:list-item>
        <text:list-item>
          <text:p text:style-name="P402">BR2433213212293</text:p>
        </text:list-item>
        <text:list-item>
          <text:p text:style-name="P403">BR240548437630Z</text:p>
        </text:list-item>
        <text:list-item>
          <text:p text:style-name="P404">BR2490688579545</text:p>
        </text:list-item>
        <text:list-item>
          <text:p text:style-name="P405">BR2403102849263</text:p>
        </text:list-item>
        <text:list-item>
          <text:p text:style-name="P406">BR248096041030Y</text:p>
        </text:list-item>
        <text:list-item>
          <text:p text:style-name="P407">BR246369252550V</text:p>
        </text:list-item>
        <text:list-item>
          <text:p text:style-name="P408">BR242248834721B</text:p>
        </text:list-item>
        <text:list-item>
          <text:p text:style-name="P409">BR249026670310B</text:p>
        </text:list-item>
        <text:list-item>
          <text:p text:style-name="P410">BR2426158469456</text:p>
        </text:list-item>
        <text:list-item>
          <text:p text:style-name="P411">BR240478644421F</text:p>
        </text:list-item>
        <text:list-item>
          <text:p text:style-name="P412">BR2425057825390</text:p>
        </text:list-item>
        <text:list-item>
          <text:p text:style-name="P413">BR2487593688263</text:p>
        </text:list-item>
        <text:list-item>
          <text:p text:style-name="P414">BR243803355431B</text:p>
        </text:list-item>
        <text:list-item>
          <text:p text:style-name="P415">BR248598615182V</text:p>
        </text:list-item>
        <text:list-item>
          <text:p text:style-name="P416">BR2463043130312</text:p>
        </text:list-item>
        <text:list-item>
          <text:p text:style-name="P417">BR245771744100U</text:p>
        </text:list-item>
        <text:list-item>
          <text:p text:style-name="P418">BR240091164321I</text:p>
        </text:list-item>
        <text:list-item>
          <text:p text:style-name="P419">BR247406131162U</text:p>
        </text:list-item>
        <text:list-item>
          <text:p text:style-name="P420">BR240392151041O</text:p>
        </text:list-item>
        <text:list-item>
          <text:p text:style-name="P421">BR242946283766V</text:p>
        </text:list-item>
        <text:list-item>
          <text:p text:style-name="P422">BR2443278939987</text:p>
        </text:list-item>
        <text:list-item>
          <text:p text:style-name="P423">BR2445854596761</text:p>
        </text:list-item>
        <text:list-item>
          <text:p text:style-name="P424">BR2427039827444</text:p>
        </text:list-item>
        <text:list-item>
          <text:p text:style-name="P425">BR247071180150U</text:p>
        </text:list-item>
        <text:list-item>
          <text:p text:style-name="P426">BR246951580205V</text:p>
        </text:list-item>
        <text:list-item>
          <text:p text:style-name="P427">BR2434670447513</text:p>
        </text:list-item>
        <text:list-item>
          <text:p text:style-name="P428">BR246982089947Z</text:p>
        </text:list-item>
        <text:list-item>
          <text:p text:style-name="P429">BR2492442217180</text:p>
        </text:list-item>
        <text:list-item>
          <text:p text:style-name="P430">BR2443759742630</text:p>
        </text:list-item>
        <text:list-item>
          <text:p text:style-name="P431">BR2452834652328</text:p>
        </text:list-item>
        <text:list-item>
          <text:p text:style-name="P432">BR246275355925D</text:p>
        </text:list-item>
        <text:list-item>
          <text:p text:style-name="P433">BR2431134689035</text:p>
        </text:list-item>
        <text:list-item>
          <text:p text:style-name="P434">BR2494923090633</text:p>
        </text:list-item>
        <text:list-item>
          <text:p text:style-name="P435">BR2422681783652</text:p>
        </text:list-item>
        <text:list-item>
          <text:p text:style-name="P436">BR2492745231258</text:p>
        </text:list-item>
        <text:list-item>
          <text:p text:style-name="P437">BR2420892246890</text:p>
        </text:list-item>
        <text:list-item>
          <text:p text:style-name="P438">BR243166013759B</text:p>
        </text:list-item>
        <text:list-item>
          <text:p text:style-name="P439">BR2423913874280</text:p>
        </text:list-item>
        <text:list-item>
          <text:p text:style-name="P440">BR2438521917287</text:p>
        </text:list-item>
        <text:list-item>
          <text:p text:style-name="P441">BR242128917840W</text:p>
        </text:list-item>
        <text:list-item>
          <text:p text:style-name="P442">BR246179858022X</text:p>
        </text:list-item>
        <text:list-item>
          <text:p text:style-name="P443">BR2438751256097</text:p>
        </text:list-item>
        <text:list-item>
          <text:p text:style-name="P444">BR245028966497V</text:p>
        </text:list-item>
        <text:list-item>
          <text:p text:style-name="P445">BR2453951640100</text:p>
        </text:list-item>
        <text:list-item>
          <text:p text:style-name="P446">BR2458162247121</text:p>
        </text:list-item>
        <text:list-item>
          <text:p text:style-name="P447">BR2429817665393</text:p>
        </text:list-item>
        <text:list-item>
          <text:p text:style-name="P448">BR2485580101544</text:p>
        </text:list-item>
        <text:list-item>
          <text:p text:style-name="P449">BR242877713827A</text:p>
        </text:list-item>
        <text:list-item>
          <text:p text:style-name="P450">BR245808513872T</text:p>
        </text:list-item>
        <text:list-item>
          <text:p text:style-name="P451">BR2473401062643</text:p>
        </text:list-item>
        <text:list-item>
          <text:p text:style-name="P452">BR2409719758130</text:p>
        </text:list-item>
        <text:list-item>
          <text:p text:style-name="P453">BR2498271585895</text:p>
        </text:list-item>
        <text:list-item>
          <text:p text:style-name="P454">BR246071033016W</text:p>
        </text:list-item>
        <text:list-item>
          <text:p text:style-name="P455">BR2493294884973</text:p>
        </text:list-item>
        <text:list-item>
          <text:p text:style-name="P456">BR2466861681490</text:p>
        </text:list-item>
        <text:list-item>
          <text:p text:style-name="P457">BR249026670310B</text:p>
        </text:list-item>
        <text:list-item>
          <text:p text:style-name="P458">BR248225726777Y</text:p>
        </text:list-item>
        <text:list-item>
          <text:p text:style-name="P459">BR2484586646210</text:p>
        </text:list-item>
        <text:list-item>
          <text:p text:style-name="P460">BR2499778761339</text:p>
        </text:list-item>
        <text:list-item>
          <text:p text:style-name="P461">BR240142460064D</text:p>
        </text:list-item>
        <text:list-item>
          <text:p text:style-name="P462">BR243050588160A</text:p>
        </text:list-item>
        <text:list-item>
          <text:p text:style-name="P463">BR247412620933L</text:p>
        </text:list-item>
        <text:list-item>
          <text:p text:style-name="P464">BR249742910036K</text:p>
        </text:list-item>
        <text:list-item>
          <text:p text:style-name="P465">BR242706390894J</text:p>
        </text:list-item>
        <text:list-item>
          <text:p text:style-name="P466">BR240181461042J</text:p>
        </text:list-item>
        <text:list-item>
          <text:p text:style-name="P467">BR241953274898C</text:p>
        </text:list-item>
        <text:list-item>
          <text:p text:style-name="P468">BR248291297731N</text:p>
        </text:list-item>
        <text:list-item>
          <text:p text:style-name="P469">BR2475027607365</text:p>
        </text:list-item>
        <text:list-item>
          <text:p text:style-name="P470">BR2441108361544</text:p>
        </text:list-item>
        <text:list-item>
          <text:p text:style-name="P471">BR2473310516976</text:p>
        </text:list-item>
        <text:list-item>
          <text:p text:style-name="P472">BR249156202843M</text:p>
        </text:list-item>
        <text:list-item>
          <text:p text:style-name="P473">BR242798072709H</text:p>
        </text:list-item>
        <text:list-item>
          <text:p text:style-name="P474">BR248729829090G</text:p>
        </text:list-item>
        <text:list-item>
          <text:p text:style-name="P475">BR245639217027A</text:p>
        </text:list-item>
        <text:list-item>
          <text:p text:style-name="P476">BR2427507334200</text:p>
        </text:list-item>
        <text:list-item>
          <text:p text:style-name="P477">BR2417658087201</text:p>
        </text:list-item>
        <text:list-item>
          <text:p text:style-name="P478">BR243680701271L</text:p>
        </text:list-item>
        <text:list-item>
          <text:p text:style-name="P479">BR2424391855006</text:p>
        </text:list-item>
        <text:list-item>
          <text:p text:style-name="P480">BR2400761879381</text:p>
        </text:list-item>
        <text:list-item>
          <text:p text:style-name="P481">BR247650028315D</text:p>
        </text:list-item>
        <text:list-item>
          <text:p text:style-name="P482">BR2486715547775</text:p>
        </text:list-item>
        <text:list-item>
          <text:p text:style-name="P483">BR2416715281925</text:p>
        </text:list-item>
        <text:list-item>
          <text:p text:style-name="P484">BR2401515047309</text:p>
        </text:list-item>
        <text:list-item>
          <text:p text:style-name="P485">BR241705076269I</text:p>
        </text:list-item>
        <text:list-item>
          <text:p text:style-name="P486">BR248750513440E</text:p>
        </text:list-item>
        <text:list-item>
          <text:p text:style-name="P487">BR241204194847F</text:p>
        </text:list-item>
        <text:list-item>
          <text:p text:style-name="P488">BR248824706845N</text:p>
        </text:list-item>
        <text:list-item>
          <text:p text:style-name="P489">BR2420687781766</text:p>
        </text:list-item>
        <text:list-item>
          <text:p text:style-name="P490">BR2494806946128</text:p>
        </text:list-item>
        <text:list-item>
          <text:p text:style-name="P491">BR240149590356G</text:p>
        </text:list-item>
        <text:list-item>
          <text:p text:style-name="P492">BR248187565219I</text:p>
        </text:list-item>
        <text:list-item>
          <text:p text:style-name="P493">BR243528493539J</text:p>
        </text:list-item>
        <text:list-item>
          <text:p text:style-name="P494">BR246686468274Q</text:p>
        </text:list-item>
        <text:list-item>
          <text:p text:style-name="P495">BR248012343706O</text:p>
        </text:list-item>
        <text:list-item>
          <text:p text:style-name="P496">BR240249230195C</text:p>
        </text:list-item>
        <text:list-item>
          <text:p text:style-name="P497">BR242417850003M</text:p>
        </text:list-item>
        <text:list-item>
          <text:p text:style-name="P498">BR244613156437H</text:p>
        </text:list-item>
        <text:list-item>
          <text:p text:style-name="P499">BR2402704164897</text:p>
        </text:list-item>
        <text:list-item>
          <text:p text:style-name="P500">BR244707532545I</text:p>
        </text:list-item>
        <text:list-item>
          <text:p text:style-name="P501">BR248058335429I</text:p>
        </text:list-item>
        <text:list-item>
          <text:p text:style-name="P502">BR243948456130K</text:p>
        </text:list-item>
        <text:list-item>
          <text:p text:style-name="P503">BR244419569081A</text:p>
        </text:list-item>
        <text:list-item>
          <text:p text:style-name="P504">BR242310121699K</text:p>
        </text:list-item>
        <text:list-item>
          <text:p text:style-name="P505">BR246366119742N</text:p>
        </text:list-item>
        <text:list-item>
          <text:p text:style-name="P506">BR246949226459M</text:p>
        </text:list-item>
        <text:list-item>
          <text:p text:style-name="P507">BR245223914077L</text:p>
        </text:list-item>
        <text:list-item>
          <text:p text:style-name="P508">BR249046354344K</text:p>
        </text:list-item>
        <text:list-item>
          <text:p text:style-name="P509">BR2415800816653</text:p>
        </text:list-item>
        <text:list-item>
          <text:p text:style-name="P510">BR248929320287F</text:p>
        </text:list-item>
        <text:list-item>
          <text:p text:style-name="P511">BR243952144009M</text:p>
        </text:list-item>
        <text:list-item>
          <text:p text:style-name="P512">BR2473757993882</text:p>
        </text:list-item>
        <text:list-item>
          <text:p text:style-name="P513">BR248601907067M</text:p>
        </text:list-item>
        <text:list-item>
          <text:p text:style-name="P514">BR242600459235G</text:p>
        </text:list-item>
        <text:list-item>
          <text:p text:style-name="P515">BR2454683120484</text:p>
        </text:list-item>
        <text:list-item>
          <text:p text:style-name="P516">BR2464491343583</text:p>
        </text:list-item>
        <text:list-item>
          <text:p text:style-name="P517">BR240428415608L</text:p>
        </text:list-item>
        <text:list-item>
          <text:p text:style-name="P518">BR242673374003K</text:p>
        </text:list-item>
        <text:list-item>
          <text:p text:style-name="P519">BR246256162297S</text:p>
        </text:list-item>
        <text:list-item>
          <text:p text:style-name="P520">BR2455217965873</text:p>
        </text:list-item>
        <text:list-item>
          <text:p text:style-name="P521">BR2458825596397</text:p>
        </text:list-item>
        <text:list-item>
          <text:p text:style-name="P522">BR2464463551405</text:p>
        </text:list-item>
        <text:list-item>
          <text:p text:style-name="P523">BR241680672665X</text:p>
        </text:list-item>
        <text:list-item>
          <text:p text:style-name="P524">BR244405300338V</text:p>
        </text:list-item>
        <text:list-item>
          <text:p text:style-name="P525">BR2416995593290</text:p>
        </text:list-item>
        <text:list-item>
          <text:p text:style-name="P526">BR249626302280Y</text:p>
        </text:list-item>
        <text:list-item>
          <text:p text:style-name="P527">BR248788400416U</text:p>
        </text:list-item>
        <text:list-item>
          <text:p text:style-name="P528">BR243555641595I</text:p>
        </text:list-item>
        <text:list-item>
          <text:p text:style-name="P529">BR247918089874K</text:p>
        </text:list-item>
        <text:list-item>
          <text:p text:style-name="P530">BR243756159386W</text:p>
        </text:list-item>
        <text:list-item>
          <text:p text:style-name="P531">BR2418349078106</text:p>
        </text:list-item>
        <text:list-item>
          <text:p text:style-name="P532">BR242177288259W</text:p>
        </text:list-item>
        <text:list-item>
          <text:p text:style-name="P533">BR247631742252P</text:p>
        </text:list-item>
        <text:list-item>
          <text:p text:style-name="P534">BR247986697494X</text:p>
        </text:list-item>
        <text:list-item>
          <text:p text:style-name="P535">BR2446441206249</text:p>
        </text:list-item>
        <text:list-item>
          <text:p text:style-name="P536">BR245104261306J</text:p>
        </text:list-item>
        <text:list-item>
          <text:p text:style-name="P537">BR248585398204P</text:p>
        </text:list-item>
        <text:list-item>
          <text:p text:style-name="P538">BR246901788143R</text:p>
        </text:list-item>
        <text:list-item>
          <text:p text:style-name="P539">BR240046900971H</text:p>
        </text:list-item>
        <text:list-item>
          <text:p text:style-name="P540">BR248930317867K</text:p>
        </text:list-item>
        <text:list-item>
          <text:p text:style-name="P541">BR244813301617M</text:p>
        </text:list-item>
        <text:list-item>
          <text:p text:style-name="P542">BR241454235349D</text:p>
        </text:list-item>
        <text:list-item>
          <text:p text:style-name="P543">BR247679181903W</text:p>
        </text:list-item>
        <text:list-item>
          <text:p text:style-name="P544">BR242036849863D</text:p>
        </text:list-item>
        <text:list-item>
          <text:p text:style-name="P545">BR249817984242Q</text:p>
        </text:list-item>
        <text:list-item>
          <text:p text:style-name="P546">BR248977988796A</text:p>
        </text:list-item>
        <text:list-item>
          <text:p text:style-name="P547">BR242780516879Y</text:p>
        </text:list-item>
        <text:list-item>
          <text:p text:style-name="P548">BR241631235473Y</text:p>
        </text:list-item>
        <text:list-item>
          <text:p text:style-name="P549">BR243535269227P</text:p>
        </text:list-item>
        <text:list-item>
          <text:p text:style-name="P550">BR2458738395136</text:p>
        </text:list-item>
        <text:list-item>
          <text:p text:style-name="P551">BR242102624394B</text:p>
        </text:list-item>
        <text:list-item>
          <text:p text:style-name="P552">BR2441609183874</text:p>
        </text:list-item>
        <text:list-item>
          <text:p text:style-name="P553">BR241731436238D</text:p>
        </text:list-item>
        <text:list-item>
          <text:p text:style-name="P554">BR244623238086N</text:p>
        </text:list-item>
        <text:list-item>
          <text:p text:style-name="P555">BR246945361347U</text:p>
        </text:list-item>
        <text:list-item>
          <text:p text:style-name="P556">BR2496462394317</text:p>
        </text:list-item>
        <text:list-item>
          <text:p text:style-name="P557">BR2418918647885</text:p>
        </text:list-item>
        <text:list-item>
          <text:p text:style-name="P558">BR241114564477N</text:p>
        </text:list-item>
        <text:list-item>
          <text:p text:style-name="P559">BR245129052339B</text:p>
        </text:list-item>
        <text:list-item>
          <text:p text:style-name="P560">BR246860723515V</text:p>
        </text:list-item>
        <text:list-item>
          <text:p text:style-name="P561">BR2464855175702</text:p>
        </text:list-item>
        <text:list-item>
          <text:p text:style-name="P562">BR2468914470015</text:p>
        </text:list-item>
        <text:list-item>
          <text:p text:style-name="P563">BR246053759800F</text:p>
        </text:list-item>
        <text:list-item>
          <text:p text:style-name="P564">BR2420521855204</text:p>
        </text:list-item>
        <text:list-item>
          <text:p text:style-name="P565">BR2497016083321</text:p>
        </text:list-item>
        <text:list-item>
          <text:p text:style-name="P566">BR241293169940F</text:p>
        </text:list-item>
        <text:list-item>
          <text:p text:style-name="P567">BR245014467282B</text:p>
        </text:list-item>
        <text:list-item>
          <text:p text:style-name="P568">BR245163576654D</text:p>
        </text:list-item>
        <text:list-item>
          <text:p text:style-name="P569">BR241935936012A</text:p>
        </text:list-item>
        <text:list-item>
          <text:p text:style-name="P570">BR247987928293U</text:p>
        </text:list-item>
        <text:list-item>
          <text:p text:style-name="P571">BR2440192957357</text:p>
        </text:list-item>
        <text:list-item>
          <text:p text:style-name="P572">BR2470009455943</text:p>
        </text:list-item>
        <text:list-item>
          <text:p text:style-name="P573">BR2440462102106</text:p>
        </text:list-item>
        <text:list-item>
          <text:p text:style-name="P574">BR2443606090567</text:p>
        </text:list-item>
        <text:list-item>
          <text:p text:style-name="P575">BR249930537643W</text:p>
        </text:list-item>
        <text:list-item>
          <text:p text:style-name="P576">BR248696463034X</text:p>
        </text:list-item>
        <text:list-item>
          <text:p text:style-name="P577">BR2417838072301</text:p>
        </text:list-item>
        <text:list-item>
          <text:p text:style-name="P578">BR243465454453U</text:p>
        </text:list-item>
        <text:list-item>
          <text:p text:style-name="P579">BR246647082532T</text:p>
        </text:list-item>
        <text:list-item>
          <text:p text:style-name="P580">BR2403519570110</text:p>
        </text:list-item>
        <text:list-item>
          <text:p text:style-name="P581">BR240303276083Z</text:p>
        </text:list-item>
        <text:list-item>
          <text:p text:style-name="P582">BR242329524907W</text:p>
        </text:list-item>
        <text:list-item>
          <text:p text:style-name="P583">BR2483126283153</text:p>
        </text:list-item>
        <text:list-item>
          <text:p text:style-name="P584">BR2425221855495</text:p>
        </text:list-item>
        <text:list-item>
          <text:p text:style-name="P585">BR249895394819K</text:p>
        </text:list-item>
        <text:list-item>
          <text:p text:style-name="P586">BR245362349399A</text:p>
        </text:list-item>
        <text:list-item>
          <text:p text:style-name="P587">BR2417811097856</text:p>
        </text:list-item>
        <text:list-item>
          <text:p text:style-name="P588">BR248465717731V</text:p>
        </text:list-item>
        <text:list-item>
          <text:p text:style-name="P589">BR2452046798257</text:p>
        </text:list-item>
        <text:list-item>
          <text:p text:style-name="P590">BR245039652831X</text:p>
        </text:list-item>
        <text:list-item>
          <text:p text:style-name="P591">BR240569942708B</text:p>
        </text:list-item>
        <text:list-item>
          <text:p text:style-name="P592">BR248293839315Q</text:p>
        </text:list-item>
        <text:list-item>
          <text:p text:style-name="P593">BR2495990343755</text:p>
        </text:list-item>
        <text:list-item>
          <text:p text:style-name="P594">BR2414507994534</text:p>
        </text:list-item>
        <text:list-item>
          <text:p text:style-name="P595">BR247709769164A</text:p>
        </text:list-item>
        <text:list-item>
          <text:p text:style-name="P596">BR2415550438404</text:p>
        </text:list-item>
        <text:list-item>
          <text:p text:style-name="P597">BR244202858140Q</text:p>
        </text:list-item>
        <text:list-item>
          <text:p text:style-name="P598">BR244627390805W</text:p>
        </text:list-item>
        <text:list-item>
          <text:p text:style-name="P599">BR2405132623819</text:p>
        </text:list-item>
        <text:list-item>
          <text:p text:style-name="P600">BR2449551675285</text:p>
        </text:list-item>
        <text:list-item>
          <text:p text:style-name="P601">BR2476087225472</text:p>
        </text:list-item>
        <text:list-item>
          <text:p text:style-name="P602">BR2405398199631</text:p>
        </text:list-item>
        <text:list-item>
          <text:p text:style-name="P603">BR245554897044C</text:p>
        </text:list-item>
        <text:list-item>
          <text:p text:style-name="P604">BR2464191882696</text:p>
        </text:list-item>
        <text:list-item>
          <text:p text:style-name="P605">BR2482422448232</text:p>
        </text:list-item>
        <text:list-item>
          <text:p text:style-name="P606">BR246675561251Y</text:p>
        </text:list-item>
        <text:list-item>
          <text:p text:style-name="P607">BR244992470696U</text:p>
        </text:list-item>
        <text:list-item>
          <text:p text:style-name="P608">BR2417740428694</text:p>
        </text:list-item>
        <text:list-item>
          <text:p text:style-name="P609">BR247724401631T</text:p>
        </text:list-item>
        <text:list-item>
          <text:p text:style-name="P610">BR240322363393J</text:p>
        </text:list-item>
        <text:list-item>
          <text:p text:style-name="P611">BR2473562320182</text:p>
        </text:list-item>
        <text:list-item>
          <text:p text:style-name="P612">BR249231095255Z</text:p>
        </text:list-item>
        <text:list-item>
          <text:p text:style-name="P613">BR2484122989112</text:p>
        </text:list-item>
        <text:list-item>
          <text:p text:style-name="P614">BR2414939851370</text:p>
        </text:list-item>
        <text:list-item>
          <text:p text:style-name="P615">BR249206099967Z</text:p>
        </text:list-item>
        <text:list-item>
          <text:p text:style-name="P616">BR246232636891R</text:p>
        </text:list-item>
        <text:list-item>
          <text:p text:style-name="P617">BR247434890931W</text:p>
        </text:list-item>
        <text:list-item>
          <text:p text:style-name="P618">BR244666574118T</text:p>
        </text:list-item>
        <text:list-item>
          <text:p text:style-name="P619">BR2469508887703</text:p>
        </text:list-item>
        <text:list-item>
          <text:p text:style-name="P620">BR246112489059O</text:p>
        </text:list-item>
        <text:list-item>
          <text:p text:style-name="P621">BR240251838877P</text:p>
        </text:list-item>
        <text:list-item>
          <text:p text:style-name="P622">BR242593578204Y</text:p>
        </text:list-item>
        <text:list-item>
          <text:p text:style-name="P623">BR240925920679X</text:p>
        </text:list-item>
        <text:list-item>
          <text:p text:style-name="P624">BR242795799499U</text:p>
        </text:list-item>
        <text:list-item>
          <text:p text:style-name="P625">BR247676234048W</text:p>
        </text:list-item>
        <text:list-item>
          <text:p text:style-name="P626">BR244890389918Q</text:p>
        </text:list-item>
        <text:list-item>
          <text:p text:style-name="P627">BR248065115376N</text:p>
        </text:list-item>
        <text:list-item>
          <text:p text:style-name="P628">BR2478590323093</text:p>
        </text:list-item>
        <text:list-item>
          <text:p text:style-name="P629">BR2425489960374</text:p>
        </text:list-item>
        <text:list-item>
          <text:p text:style-name="P630">BR246852713698X</text:p>
        </text:list-item>
        <text:list-item>
          <text:p text:style-name="P631">BR241856098920S</text:p>
        </text:list-item>
        <text:list-item>
          <text:p text:style-name="P632">BR248363114117Z</text:p>
        </text:list-item>
        <text:list-item>
          <text:p text:style-name="P633">BR247887351496X</text:p>
        </text:list-item>
        <text:list-item>
          <text:p text:style-name="P634">BR2495540280833</text:p>
        </text:list-item>
        <text:list-item>
          <text:p text:style-name="P635">BR243854457683O</text:p>
        </text:list-item>
        <text:list-item>
          <text:p text:style-name="P636">BR246208422686C</text:p>
        </text:list-item>
        <text:list-item>
          <text:p text:style-name="P637">BR248633840039M</text:p>
        </text:list-item>
        <text:list-item>
          <text:p text:style-name="P638">BR2417023418650</text:p>
        </text:list-item>
        <text:list-item>
          <text:p text:style-name="P639">BR2442451730541</text:p>
        </text:list-item>
        <text:list-item>
          <text:p text:style-name="P640">BR243568648724A</text:p>
        </text:list-item>
        <text:list-item>
          <text:p text:style-name="P641">BR246569573507U</text:p>
        </text:list-item>
        <text:list-item>
          <text:p text:style-name="P642">BR249402165891H</text:p>
        </text:list-item>
        <text:list-item>
          <text:p text:style-name="P643">BR2412777214353</text:p>
        </text:list-item>
        <text:list-item>
          <text:p text:style-name="P644">BR241070585123S</text:p>
        </text:list-item>
        <text:list-item>
          <text:p text:style-name="P645">BR2460061953196</text:p>
        </text:list-item>
        <text:list-item>
          <text:p text:style-name="P646">BR247047858201X</text:p>
        </text:list-item>
        <text:list-item>
          <text:p text:style-name="P647">BR2486689074252</text:p>
        </text:list-item>
        <text:list-item>
          <text:p text:style-name="P648">BR2480698659894</text:p>
        </text:list-item>
        <text:list-item>
          <text:p text:style-name="P649">BR240277013220Q</text:p>
        </text:list-item>
        <text:list-item>
          <text:p text:style-name="P650">BR2462254568894</text:p>
        </text:list-item>
        <text:list-item>
          <text:p text:style-name="P651">BR248532999660Z</text:p>
        </text:list-item>
        <text:list-item>
          <text:p text:style-name="P652">BR243219766435V</text:p>
        </text:list-item>
        <text:list-item>
          <text:p text:style-name="P653">BR241169832747X</text:p>
        </text:list-item>
        <text:list-item>
          <text:p text:style-name="P654">BR248898341273V</text:p>
        </text:list-item>
        <text:list-item>
          <text:p text:style-name="P655">BR2460862997613</text:p>
        </text:list-item>
        <text:list-item>
          <text:p text:style-name="P656">BR242941650756F</text:p>
        </text:list-item>
        <text:list-item>
          <text:p text:style-name="P657">BR2491070921179</text:p>
        </text:list-item>
        <text:list-item>
          <text:p text:style-name="P658">BR243175822917D</text:p>
        </text:list-item>
        <text:list-item>
          <text:p text:style-name="P659">BR244902625620B</text:p>
        </text:list-item>
        <text:list-item>
          <text:p text:style-name="P660">BR240727975268E</text:p>
        </text:list-item>
        <text:list-item>
          <text:p text:style-name="P661">BR246887808689X</text:p>
        </text:list-item>
        <text:list-item>
          <text:p text:style-name="P662">BR2425806023161</text:p>
        </text:list-item>
        <text:list-item>
          <text:p text:style-name="P663">BR2438268013502</text:p>
        </text:list-item>
        <text:list-item>
          <text:p text:style-name="P664">BR2453041061489</text:p>
        </text:list-item>
        <text:list-item>
          <text:p text:style-name="P665">BR2483846694460</text:p>
        </text:list-item>
        <text:list-item>
          <text:p text:style-name="P666">BR247299214588A</text:p>
        </text:list-item>
        <text:list-item>
          <text:p text:style-name="P667">BR2429344961767</text:p>
        </text:list-item>
        <text:list-item>
          <text:p text:style-name="P668">BR244026609889K</text:p>
        </text:list-item>
        <text:list-item>
          <text:p text:style-name="P669">BR249144721592W</text:p>
        </text:list-item>
        <text:list-item>
          <text:p text:style-name="P670">BR2451007511672</text:p>
        </text:list-item>
        <text:list-item>
          <text:p text:style-name="P671">BR244380586727W</text:p>
        </text:list-item>
        <text:list-item>
          <text:p text:style-name="P672">BR2490049229105</text:p>
        </text:list-item>
        <text:list-item>
          <text:p text:style-name="P673">BR249787016223N</text:p>
        </text:list-item>
        <text:list-item>
          <text:p text:style-name="P674">BR249122659900K</text:p>
        </text:list-item>
        <text:list-item>
          <text:p text:style-name="P675">BR242310658381A</text:p>
        </text:list-item>
        <text:list-item>
          <text:p text:style-name="P676">BR244199323990X</text:p>
        </text:list-item>
        <text:list-item>
          <text:p text:style-name="P677">BR2423122455003</text:p>
        </text:list-item>
        <text:list-item>
          <text:p text:style-name="P678">BR247964342232V</text:p>
        </text:list-item>
        <text:list-item>
          <text:p text:style-name="P679">BR246844033947E</text:p>
        </text:list-item>
        <text:list-item>
          <text:p text:style-name="P680">BR245297317940Y</text:p>
        </text:list-item>
        <text:list-item>
          <text:p text:style-name="P681">BR240963233909D</text:p>
        </text:list-item>
        <text:list-item>
          <text:p text:style-name="P682">BR2497080876880</text:p>
        </text:list-item>
        <text:list-item>
          <text:p text:style-name="P683">BR245832559242B</text:p>
        </text:list-item>
        <text:list-item>
          <text:p text:style-name="P684">BR2486576689461</text:p>
        </text:list-item>
        <text:list-item>
          <text:p text:style-name="P685">BR245814514506U</text:p>
        </text:list-item>
        <text:list-item>
          <text:p text:style-name="P686">BR246131846612W</text:p>
        </text:list-item>
        <text:list-item>
          <text:p text:style-name="P687">BR242206663656B</text:p>
        </text:list-item>
        <text:list-item>
          <text:p text:style-name="P688">BR2439161181021</text:p>
        </text:list-item>
        <text:list-item>
          <text:p text:style-name="P689">BR2440588081370</text:p>
        </text:list-item>
        <text:list-item>
          <text:p text:style-name="P690">BR244847832366U</text:p>
        </text:list-item>
        <text:list-item>
          <text:p text:style-name="P691">BR240630937682V</text:p>
        </text:list-item>
        <text:list-item>
          <text:p text:style-name="P692">BR246056933078W</text:p>
        </text:list-item>
        <text:list-item>
          <text:p text:style-name="P693">BR2464210248369</text:p>
        </text:list-item>
        <text:list-item>
          <text:p text:style-name="P694">BR2445527830596</text:p>
        </text:list-item>
        <text:list-item>
          <text:p text:style-name="P695">BR249551022320W</text:p>
        </text:list-item>
        <text:list-item>
          <text:p text:style-name="P696">BR244131377993C</text:p>
        </text:list-item>
        <text:list-item>
          <text:p text:style-name="P697">BR246377944790Z</text:p>
        </text:list-item>
        <text:list-item>
          <text:p text:style-name="P698">BR244612536309S</text:p>
        </text:list-item>
        <text:list-item>
          <text:p text:style-name="P699">BR241459358290Q</text:p>
        </text:list-item>
        <text:list-item>
          <text:p text:style-name="P700">BR241928282181V</text:p>
        </text:list-item>
        <text:list-item>
          <text:p text:style-name="P701">BR24245228904</text:p>
        </text:list-item>
        <text:list-item>
          <text:p text:style-name="P702">BR2432554520877</text:p>
        </text:list-item>
        <text:list-item>
          <text:p text:style-name="P703">BR243786844098Z</text:p>
        </text:list-item>
        <text:list-item>
          <text:p text:style-name="P704">BR248831508004X</text:p>
        </text:list-item>
        <text:list-item>
          <text:p text:style-name="P705">BR244555841558Y</text:p>
        </text:list-item>
        <text:list-item>
          <text:p text:style-name="P706">BR246041326345W</text:p>
        </text:list-item>
        <text:list-item>
          <text:p text:style-name="P707">BR2499413716850</text:p>
        </text:list-item>
        <text:list-item>
          <text:p text:style-name="P708">BR2439764005068</text:p>
        </text:list-item>
        <text:list-item>
          <text:p text:style-name="P709">BR2491246202735</text:p>
        </text:list-item>
        <text:list-item>
          <text:p text:style-name="P710">BR248419844148Y</text:p>
        </text:list-item>
        <text:list-item>
          <text:p text:style-name="P711">BR245034654935E</text:p>
        </text:list-item>
        <text:list-item>
          <text:p text:style-name="P712">BR246242115652V</text:p>
        </text:list-item>
        <text:list-item>
          <text:p text:style-name="P713">BR243557230026G</text:p>
        </text:list-item>
        <text:list-item>
          <text:p text:style-name="P714">BR249433736009F</text:p>
        </text:list-item>
        <text:list-item>
          <text:p text:style-name="P715">BR245739412589N</text:p>
        </text:list-item>
        <text:list-item>
          <text:p text:style-name="P716">BR2412637068500</text:p>
        </text:list-item>
        <text:list-item>
          <text:p text:style-name="P717">BR248496383420Q</text:p>
        </text:list-item>
        <text:list-item>
          <text:p text:style-name="P718">BR2441538699920</text:p>
        </text:list-item>
        <text:list-item>
          <text:p text:style-name="P719">BR248304642075Y</text:p>
        </text:list-item>
        <text:list-item>
          <text:p text:style-name="P720">BR248108114735A</text:p>
        </text:list-item>
        <text:list-item>
          <text:p text:style-name="P721">BR248918330728X</text:p>
        </text:list-item>
        <text:list-item>
          <text:p text:style-name="P722">BR2463703002973</text:p>
        </text:list-item>
        <text:list-item>
          <text:p text:style-name="P723">BR245280119054H</text:p>
        </text:list-item>
        <text:list-item>
          <text:p text:style-name="P724">BR241402154372R</text:p>
        </text:list-item>
        <text:list-item>
          <text:p text:style-name="P725">BR2494686610323</text:p>
        </text:list-item>
        <text:list-item>
          <text:p text:style-name="P726">BR249332152169C</text:p>
        </text:list-item>
        <text:list-item>
          <text:p text:style-name="P727">BR244148164342G</text:p>
        </text:list-item>
        <text:list-item>
          <text:p text:style-name="P728">BR243852322192I</text:p>
        </text:list-item>
        <text:list-item>
          <text:p text:style-name="P729">BR246113853720O</text:p>
        </text:list-item>
        <text:list-item>
          <text:p text:style-name="P730">BR2480933376411</text:p>
        </text:list-item>
        <text:list-item>
          <text:p text:style-name="P731">BR246404410939L</text:p>
        </text:list-item>
        <text:list-item>
          <text:p text:style-name="P732">BR248907658490V</text:p>
        </text:list-item>
        <text:list-item>
          <text:p text:style-name="P733">BR245203849515C</text:p>
        </text:list-item>
        <text:list-item>
          <text:p text:style-name="P734">BR249561054627D</text:p>
        </text:list-item>
        <text:list-item>
          <text:p text:style-name="P735">BR2470054174618</text:p>
        </text:list-item>
        <text:list-item>
          <text:p text:style-name="P736">BR2478275880335</text:p>
        </text:list-item>
        <text:list-item>
          <text:p text:style-name="P737">BR240314645515D</text:p>
        </text:list-item>
        <text:list-item>
          <text:p text:style-name="P738">BR241714846768Z</text:p>
        </text:list-item>
        <text:list-item>
          <text:p text:style-name="P739">BR248908590344C</text:p>
        </text:list-item>
        <text:list-item>
          <text:p text:style-name="P740">BR249246281842S</text:p>
        </text:list-item>
        <text:list-item>
          <text:p text:style-name="P741">BR241452587698H</text:p>
        </text:list-item>
        <text:list-item>
          <text:p text:style-name="P742">BR245744242152R</text:p>
        </text:list-item>
        <text:list-item>
          <text:p text:style-name="P743">BR2427020954812</text:p>
        </text:list-item>
        <text:list-item>
          <text:p text:style-name="P744">BR247480448793X</text:p>
        </text:list-item>
        <text:list-item>
          <text:p text:style-name="P745">BR249973529459H</text:p>
        </text:list-item>
        <text:list-item>
          <text:p text:style-name="P746">BR241821103163Y</text:p>
        </text:list-item>
        <text:list-item>
          <text:p text:style-name="P747">BR247027710393X</text:p>
        </text:list-item>
        <text:list-item>
          <text:p text:style-name="P748">BR243309114317H</text:p>
        </text:list-item>
        <text:list-item>
          <text:p text:style-name="P749">BR241304750744B</text:p>
        </text:list-item>
        <text:list-item>
          <text:p text:style-name="P750">BR249176260846Y</text:p>
        </text:list-item>
        <text:list-item>
          <text:p text:style-name="P751">BR240999227743V</text:p>
        </text:list-item>
        <text:list-item>
          <text:p text:style-name="P752">BR244318864385V</text:p>
        </text:list-item>
        <text:list-item>
          <text:p text:style-name="P753">BR247640005767D</text:p>
        </text:list-item>
        <text:list-item>
          <text:p text:style-name="P754">BR240869547646S</text:p>
        </text:list-item>
        <text:list-item>
          <text:p text:style-name="P755">BR240637631020E</text:p>
        </text:list-item>
        <text:list-item>
          <text:p text:style-name="P756">BR247857005964N</text:p>
        </text:list-item>
        <text:list-item>
          <text:p text:style-name="P757">BR249569783069M</text:p>
        </text:list-item>
        <text:list-item>
          <text:p text:style-name="P758">BR245971460166O</text:p>
        </text:list-item>
        <text:list-item>
          <text:p text:style-name="P759">BR2422019167108</text:p>
        </text:list-item>
        <text:list-item>
          <text:p text:style-name="P760">BR245269901103X</text:p>
        </text:list-item>
        <text:list-item>
          <text:p text:style-name="P761">BR241033319184F</text:p>
        </text:list-item>
        <text:list-item>
          <text:p text:style-name="P762">BR2470816037843</text:p>
        </text:list-item>
        <text:list-item>
          <text:p text:style-name="P763">BR248085287445E</text:p>
        </text:list-item>
        <text:list-item>
          <text:p text:style-name="P764">BR245067590059A</text:p>
        </text:list-item>
        <text:list-item>
          <text:p text:style-name="P765">BR240583035556K</text:p>
        </text:list-item>
        <text:list-item>
          <text:p text:style-name="P766">BR249576676112C</text:p>
        </text:list-item>
        <text:list-item>
          <text:p text:style-name="P767">BR245477148177W</text:p>
        </text:list-item>
        <text:list-item>
          <text:p text:style-name="P768">BR245971107690U</text:p>
        </text:list-item>
        <text:list-item>
          <text:p text:style-name="P769">BR249715490383N</text:p>
        </text:list-item>
        <text:list-item>
          <text:p text:style-name="P770">BR240237036017H</text:p>
        </text:list-item>
        <text:list-item>
          <text:p text:style-name="P771">BR2475992600645</text:p>
        </text:list-item>
        <text:list-item>
          <text:p text:style-name="P772">BR247604460755R</text:p>
        </text:list-item>
        <text:list-item>
          <text:p text:style-name="P773">BR246662633817V</text:p>
        </text:list-item>
        <text:list-item>
          <text:p text:style-name="P774">BR248722697550R</text:p>
        </text:list-item>
        <text:list-item>
          <text:p text:style-name="P775">BR243092307168X</text:p>
        </text:list-item>
        <text:list-item>
          <text:p text:style-name="P776">BR2471635895940</text:p>
        </text:list-item>
        <text:list-item>
          <text:p text:style-name="P777">BR246642934045X</text:p>
        </text:list-item>
        <text:list-item>
          <text:p text:style-name="P778">BR249004625111Y</text:p>
        </text:list-item>
        <text:list-item>
          <text:p text:style-name="P779">BR240521191205J</text:p>
        </text:list-item>
        <text:list-item>
          <text:p text:style-name="P780">BR241458004820W</text:p>
        </text:list-item>
        <text:list-item>
          <text:p text:style-name="P781">BR243306356080A</text:p>
        </text:list-item>
        <text:list-item>
          <text:p text:style-name="P782">BR246580857180V</text:p>
        </text:list-item>
        <text:list-item>
          <text:p text:style-name="P783">BR241169148957Z</text:p>
        </text:list-item>
        <text:list-item>
          <text:p text:style-name="P784">BR2453694169308</text:p>
        </text:list-item>
        <text:list-item>
          <text:p text:style-name="P785">BR248688566006Y</text:p>
        </text:list-item>
        <text:list-item>
          <text:p text:style-name="P786">BR247633691078X</text:p>
        </text:list-item>
        <text:list-item>
          <text:p text:style-name="P787">BR243560324485X</text:p>
        </text:list-item>
        <text:list-item>
          <text:p text:style-name="P788">BR248550219031G</text:p>
        </text:list-item>
        <text:list-item>
          <text:p text:style-name="P789">BR247928236730T</text:p>
        </text:list-item>
        <text:list-item>
          <text:p text:style-name="P790">BR245625505626G</text:p>
        </text:list-item>
        <text:list-item>
          <text:p text:style-name="P791">BR248206659517W</text:p>
        </text:list-item>
        <text:list-item>
          <text:p text:style-name="P792">BR246829686946S</text:p>
        </text:list-item>
        <text:list-item>
          <text:p text:style-name="P793">BR241269832023P</text:p>
        </text:list-item>
        <text:list-item>
          <text:p text:style-name="P794">BR249135466440U</text:p>
        </text:list-item>
        <text:list-item>
          <text:p text:style-name="P795">BR246705899958V</text:p>
        </text:list-item>
        <text:list-item>
          <text:p text:style-name="P796">BR249094543015Z</text:p>
        </text:list-item>
        <text:list-item>
          <text:p text:style-name="P797">BR245339326666C</text:p>
        </text:list-item>
        <text:list-item>
          <text:p text:style-name="P798">BR241603664301S</text:p>
        </text:list-item>
        <text:list-item>
          <text:p text:style-name="P799">BR240073145452Y</text:p>
        </text:list-item>
        <text:list-item>
          <text:p text:style-name="P800">BR241080123730W</text:p>
        </text:list-item>
        <text:list-item>
          <text:p text:style-name="P801">BR245652049147C</text:p>
        </text:list-item>
        <text:list-item>
          <text:p text:style-name="P802">BR248878803822W</text:p>
        </text:list-item>
        <text:list-item>
          <text:p text:style-name="P803">BR244770438492Z</text:p>
        </text:list-item>
        <text:list-item>
          <text:p text:style-name="P804">BR244679752952F</text:p>
        </text:list-item>
        <text:list-item>
          <text:p text:style-name="P805">BR242531008108S</text:p>
        </text:list-item>
        <text:list-item>
          <text:p text:style-name="P806">BR247299601641Y</text:p>
        </text:list-item>
        <text:list-item>
          <text:p text:style-name="P807">BR247794984898Y</text:p>
        </text:list-item>
        <text:list-item>
          <text:p text:style-name="P808">BR241645639505V</text:p>
        </text:list-item>
        <text:list-item>
          <text:p text:style-name="P809">BR2464613464075</text:p>
        </text:list-item>
        <text:list-item>
          <text:p text:style-name="P810">BR2475600251550</text:p>
        </text:list-item>
        <text:list-item>
          <text:p text:style-name="P811">BR242932807615T</text:p>
        </text:list-item>
        <text:list-item>
          <text:p text:style-name="P812">BR240158588573U</text:p>
        </text:list-item>
        <text:list-item>
          <text:p text:style-name="P813">BR246098339433Z</text:p>
        </text:list-item>
        <text:list-item>
          <text:p text:style-name="P814">BR2414452294014</text:p>
        </text:list-item>
        <text:list-item>
          <text:p text:style-name="P815">BR240565457683T</text:p>
        </text:list-item>
        <text:list-item>
          <text:p text:style-name="P816">BR249790760425R</text:p>
        </text:list-item>
        <text:list-item>
          <text:p text:style-name="P817">BR240806860243S</text:p>
        </text:list-item>
        <text:list-item>
          <text:p text:style-name="P818">BR246845479032R</text:p>
        </text:list-item>
        <text:list-item>
          <text:p text:style-name="P819">BR247893447973H</text:p>
        </text:list-item>
        <text:list-item>
          <text:p text:style-name="P820">BR242089707652D</text:p>
        </text:list-item>
        <text:list-item>
          <text:p text:style-name="P821">BR2418638649826</text:p>
        </text:list-item>
        <text:list-item>
          <text:p text:style-name="P822">BR246181839893D</text:p>
        </text:list-item>
        <text:list-item>
          <text:p text:style-name="P823">BR245600262806Z</text:p>
        </text:list-item>
        <text:list-item>
          <text:p text:style-name="P824">BR248879474981M</text:p>
        </text:list-item>
        <text:list-item>
          <text:p text:style-name="P825">BR246348744678X</text:p>
        </text:list-item>
        <text:list-item>
          <text:p text:style-name="P826">BR246449649914W</text:p>
        </text:list-item>
        <text:list-item>
          <text:p text:style-name="P827">BR240565457683T</text:p>
        </text:list-item>
        <text:list-item>
          <text:p text:style-name="P828">BR240559618898N</text:p>
        </text:list-item>
        <text:list-item>
          <text:p text:style-name="P829">BR245792861646I</text:p>
        </text:list-item>
        <text:list-item>
          <text:p text:style-name="P830">BR2424263090511</text:p>
        </text:list-item>
        <text:list-item>
          <text:p text:style-name="P831">BR244922717232Y</text:p>
        </text:list-item>
        <text:list-item>
          <text:p text:style-name="P832">BR247064811678B</text:p>
        </text:list-item>
        <text:list-item>
          <text:p text:style-name="P833">BR2431224347042</text:p>
        </text:list-item>
        <text:list-item>
          <text:p text:style-name="P834">BR2479058577937</text:p>
        </text:list-item>
        <text:list-item>
          <text:p text:style-name="P835">BR2448284763616</text:p>
        </text:list-item>
        <text:list-item>
          <text:p text:style-name="P836">BR247545829366Y</text:p>
        </text:list-item>
        <text:list-item>
          <text:p text:style-name="P837">BR240849589341Y</text:p>
        </text:list-item>
        <text:list-item>
          <text:p text:style-name="P838">BR246584263055P</text:p>
        </text:list-item>
        <text:list-item>
          <text:p text:style-name="P839">BR247720988275W</text:p>
        </text:list-item>
        <text:list-item>
          <text:p text:style-name="P840">BR246078041972U</text:p>
        </text:list-item>
        <text:list-item>
          <text:p text:style-name="P841">BR249522694255T</text:p>
        </text:list-item>
        <text:list-item>
          <text:p text:style-name="P842">BR2486848130058</text:p>
        </text:list-item>
        <text:list-item>
          <text:p text:style-name="P843">BR2401078158054</text:p>
        </text:list-item>
        <text:list-item>
          <text:p text:style-name="P844">BR2449053574897</text:p>
        </text:list-item>
        <text:list-item>
          <text:p text:style-name="P845">BR2426924696623</text:p>
        </text:list-item>
        <text:list-item>
          <text:p text:style-name="P846">BR249795134570X</text:p>
        </text:list-item>
        <text:list-item>
          <text:p text:style-name="P847">BR249784657564H</text:p>
        </text:list-item>
        <text:list-item>
          <text:p text:style-name="P848">BR241392077217X</text:p>
        </text:list-item>
        <text:list-item>
          <text:p text:style-name="P849">BR246713348812W</text:p>
        </text:list-item>
        <text:list-item>
          <text:p text:style-name="P850">BR2439255604043</text:p>
        </text:list-item>
        <text:list-item>
          <text:p text:style-name="P851">BR2455834318483</text:p>
        </text:list-item>
        <text:list-item>
          <text:p text:style-name="P852">BR246929616398P</text:p>
        </text:list-item>
        <text:list-item>
          <text:p text:style-name="P853">BR245214662140L</text:p>
        </text:list-item>
        <text:list-item>
          <text:p text:style-name="P854">BR2447762343184</text:p>
        </text:list-item>
        <text:list-item>
          <text:p text:style-name="P855">BR2446654993650</text:p>
        </text:list-item>
        <text:list-item>
          <text:p text:style-name="P856">BR2402664454201</text:p>
        </text:list-item>
        <text:list-item>
          <text:p text:style-name="P857">BR244670216436Z</text:p>
        </text:list-item>
        <text:list-item>
          <text:p text:style-name="P858">BR2423206934801</text:p>
        </text:list-item>
        <text:list-item>
          <text:p text:style-name="P859">BR243234758938Z</text:p>
        </text:list-item>
        <text:list-item>
          <text:p text:style-name="P860">BR244526031877T</text:p>
        </text:list-item>
        <text:list-item>
          <text:p text:style-name="P861">BR248973212391I</text:p>
        </text:list-item>
        <text:list-item>
          <text:p text:style-name="P862">BR249163684972R</text:p>
        </text:list-item>
        <text:list-item>
          <text:p text:style-name="P863">BR247167347681Q</text:p>
        </text:list-item>
        <text:list-item>
          <text:p text:style-name="P864">BR2486900583666</text:p>
        </text:list-item>
        <text:list-item>
          <text:p text:style-name="P865">BR2491182431919</text:p>
        </text:list-item>
        <text:list-item>
          <text:p text:style-name="P866">BR2406053895052</text:p>
        </text:list-item>
        <text:list-item>
          <text:p text:style-name="P867">BR244726410024X</text:p>
        </text:list-item>
        <text:list-item>
          <text:p text:style-name="P868">BR2461487170997</text:p>
        </text:list-item>
        <text:list-item>
          <text:p text:style-name="P869">BR2492759764713</text:p>
        </text:list-item>
        <text:list-item>
          <text:p text:style-name="P870">BR2443152698986</text:p>
        </text:list-item>
        <text:list-item>
          <text:p text:style-name="P871">BR2409590741086</text:p>
        </text:list-item>
        <text:list-item>
          <text:p text:style-name="P872">BR240688692146C</text:p>
        </text:list-item>
        <text:list-item>
          <text:p text:style-name="P873">BR248437440775W</text:p>
        </text:list-item>
        <text:list-item>
          <text:p text:style-name="P874">BR243629058294W</text:p>
        </text:list-item>
        <text:list-item>
          <text:p text:style-name="P875">BR249483818728P</text:p>
        </text:list-item>
        <text:list-item>
          <text:p text:style-name="P876">BR2441519633393</text:p>
        </text:list-item>
        <text:list-item>
          <text:p text:style-name="P877">BR2482001471300</text:p>
        </text:list-item>
        <text:list-item>
          <text:p text:style-name="P878">BR249490222116S</text:p>
        </text:list-item>
        <text:list-item>
          <text:p text:style-name="P879">BR241524761463W</text:p>
        </text:list-item>
        <text:list-item>
          <text:p text:style-name="P880">BR2487012895902</text:p>
        </text:list-item>
        <text:list-item>
          <text:p text:style-name="P881">BR243499606650S</text:p>
        </text:list-item>
        <text:list-item>
          <text:p text:style-name="P882">BR246715387658K</text:p>
        </text:list-item>
        <text:list-item>
          <text:p text:style-name="P883">BR2412002446091</text:p>
        </text:list-item>
        <text:list-item>
          <text:p text:style-name="P884">BR242367162395F</text:p>
        </text:list-item>
        <text:list-item>
          <text:p text:style-name="P885">BR249862102582B</text:p>
        </text:list-item>
        <text:list-item>
          <text:p text:style-name="P886">BR2486174932855</text:p>
        </text:list-item>
        <text:list-item>
          <text:p text:style-name="P887">BR2484615000400</text:p>
        </text:list-item>
        <text:list-item>
          <text:p text:style-name="P888">BR2467802842610</text:p>
        </text:list-item>
        <text:list-item>
          <text:p text:style-name="P889">BR249610370799E</text:p>
        </text:list-item>
        <text:list-item>
          <text:p text:style-name="P890">BR242554626662Y</text:p>
        </text:list-item>
        <text:list-item>
          <text:p text:style-name="P891">BR2449824523190</text:p>
        </text:list-item>
        <text:list-item>
          <text:p text:style-name="P892">BR2489700823223</text:p>
        </text:list-item>
        <text:list-item>
          <text:p text:style-name="P893">BR2483210006084</text:p>
        </text:list-item>
        <text:list-item>
          <text:p text:style-name="P894">BR2414706356092</text:p>
        </text:list-item>
        <text:list-item>
          <text:p text:style-name="P895">BR248253025083T</text:p>
        </text:list-item>
        <text:list-item>
          <text:p text:style-name="P896">BR2414098648671</text:p>
        </text:list-item>
        <text:list-item>
          <text:p text:style-name="P897">BR246338359589L</text:p>
        </text:list-item>
        <text:list-item>
          <text:p text:style-name="P898">BR246080367394V</text:p>
        </text:list-item>
        <text:list-item>
          <text:p text:style-name="P899">BR248578245561B</text:p>
        </text:list-item>
        <text:list-item>
          <text:p text:style-name="P900">BR246003050480V</text:p>
        </text:list-item>
        <text:list-item>
          <text:p text:style-name="P901">BR240754665038T</text:p>
        </text:list-item>
        <text:list-item>
          <text:p text:style-name="P902">BR249357566631Y</text:p>
        </text:list-item>
        <text:list-item>
          <text:p text:style-name="P903">BR242237100382X</text:p>
        </text:list-item>
        <text:list-item>
          <text:p text:style-name="P904">BR244806402907W</text:p>
        </text:list-item>
        <text:list-item>
          <text:p text:style-name="P905">BR241946667967Y</text:p>
        </text:list-item>
        <text:list-item>
          <text:p text:style-name="P906">BR247398588865P</text:p>
        </text:list-item>
        <text:list-item>
          <text:p text:style-name="P907">BR244948684781T</text:p>
        </text:list-item>
        <text:list-item>
          <text:p text:style-name="P908">BR244080644754U</text:p>
        </text:list-item>
        <text:list-item>
          <text:p text:style-name="P909">BR245468298045S</text:p>
        </text:list-item>
        <text:list-item>
          <text:p text:style-name="P910">BR248433557519W</text:p>
        </text:list-item>
        <text:list-item>
          <text:p text:style-name="P911">BR2462007442064</text:p>
        </text:list-item>
        <text:list-item>
          <text:p text:style-name="P912">BR241120826668Y</text:p>
        </text:list-item>
        <text:list-item>
          <text:p text:style-name="P913">BR247251888988F</text:p>
        </text:list-item>
        <text:list-item>
          <text:p text:style-name="P914">BR240779068035K</text:p>
        </text:list-item>
        <text:list-item>
          <text:p text:style-name="P915">BR245252860642S</text:p>
        </text:list-item>
        <text:list-item>
          <text:p text:style-name="P916">BR242942421431V</text:p>
        </text:list-item>
        <text:list-item>
          <text:p text:style-name="P917">BR240808641397Y</text:p>
        </text:list-item>
        <text:list-item>
          <text:p text:style-name="P918">BR247571167445T</text:p>
        </text:list-item>
        <text:list-item>
          <text:p text:style-name="P919">BR248219556506D</text:p>
        </text:list-item>
        <text:list-item>
          <text:p text:style-name="P920">BR244847204732U</text:p>
        </text:list-item>
        <text:list-item>
          <text:p text:style-name="P921">BR247634880121U</text:p>
        </text:list-item>
        <text:list-item>
          <text:p text:style-name="P922">BR2473155355413</text:p>
        </text:list-item>
        <text:list-item>
          <text:p text:style-name="P923">BR247477604202X</text:p>
        </text:list-item>
        <text:list-item>
          <text:p text:style-name="P924">BR249593004948R</text:p>
        </text:list-item>
        <text:list-item>
          <text:p text:style-name="P925">BR2404124946733</text:p>
        </text:list-item>
        <text:list-item>
          <text:p text:style-name="P926">BR249238434234Z</text:p>
        </text:list-item>
        <text:list-item>
          <text:p text:style-name="P927">BR243282407184V</text:p>
        </text:list-item>
        <text:list-item>
          <text:p text:style-name="P928">BR2474427911801</text:p>
        </text:list-item>
        <text:list-item>
          <text:p text:style-name="P929">BR241834565786Z</text:p>
        </text:list-item>
        <text:list-item>
          <text:p text:style-name="P930">BR240330044753G</text:p>
        </text:list-item>
        <text:list-item>
          <text:p text:style-name="P931">BR248711800448U</text:p>
        </text:list-item>
        <text:list-item>
          <text:p text:style-name="P932">BR245578720341R</text:p>
        </text:list-item>
        <text:list-item>
          <text:p text:style-name="P933">BR244997485328U</text:p>
        </text:list-item>
        <text:list-item>
          <text:p text:style-name="P934">BR248289544798X</text:p>
        </text:list-item>
        <text:list-item>
          <text:p text:style-name="P935">BR240103690163W</text:p>
        </text:list-item>
        <text:list-item>
          <text:p text:style-name="P936">BR2438491923412</text:p>
        </text:list-item>
        <text:list-item>
          <text:p text:style-name="P937">BR247211549551W</text:p>
        </text:list-item>
        <text:list-item>
          <text:p text:style-name="P938">BR242673721161Q</text:p>
        </text:list-item>
        <text:list-item>
          <text:p text:style-name="P939">BR240115182056V</text:p>
        </text:list-item>
        <text:list-item>
          <text:p text:style-name="P940">BR245109802466F</text:p>
        </text:list-item>
        <text:list-item>
          <text:p text:style-name="P941">BR244214299409T</text:p>
        </text:list-item>
        <text:list-item>
          <text:p text:style-name="P942">BR243244535960U</text:p>
        </text:list-item>
      </text:list>
      <text:p text:style-name="P943"/>
      <text:p text:style-name="P9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-0.3194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62336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5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372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65 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08333in" svg:y="-2.72708in" svg:width="1.27639in" svg:height="0.40764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4384" draw:style-name="a4" draw:name="Imagem 2" text:anchor-type="paragraph" svg:x="0.11806in" svg:y="-2.79583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139in" svg:y2="-0.04514in" draw:z-index="251667456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25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n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5T16:59:00Z</meta:creation-date>
    <dc:date>2024-06-25T18:21:00Z</dc:date>
    <meta:print-date>2024-06-22T13:57:00Z</meta:print-date>
    <meta:template xlink:href="Normal" xlink:type="simple"/>
    <meta:editing-cycles>3</meta:editing-cycles>
    <meta:editing-duration>PT1260S</meta:editing-duration>
    <meta:document-statistic meta:page-count="3" meta:paragraph-count="20" meta:word-count="1592" meta:character-count="10172" meta:row-count="71" meta:non-whitespace-character-count="8600"/>
  </office:meta>
</office:document-meta>
</file>